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font-name="Times New Roman" style:text-underline-style="none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imes New Roman" style:text-underline-style="none" fo:font-weight="normal" style:font-weight-asian="normal" style:font-weight-complex="normal"/>
    </style:style>
    <style:style style:name="T10" style:family="text">
      <style:text-properties style:font-name="Times New Roman" style:text-underline-style="none" style:font-name-asian="Times New Roman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R. Wiley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3 July 1874</text:p>
      <text:p text:style-name="P5">Month<text:tab/><text:tab/><text:tab/><text:tab/><text:tab/><text:tab/>Jul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lifor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text:tab/></text:p>
      <text:p text:style-name="P5">Number of Sheets<text:tab/><text:tab/><text:tab/><text:tab/>6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Page 1]</text:p>
      <text:p text:style-name="P3">San Francisco July 23d 1874./</text:p>
      <text:p text:style-name="P2">Revd. S. Morais/</text:p>
      <text:p text:style-name="P2"><text:tab/>Dear Sir./</text:p>
      <text:p text:style-name="P2"><text:span text:style-name="T1"><text:tab/><text:tab/>Your interesting letter of 4</text:span><text:span text:style-name="T2">th</text:span><text:span text:style-name="T1"> inst. came duly to hand/ and I reply thereto, though I have not had much time to hand up matter/ to cont[?] your arguments, which did not satisfy me in regard to the matter at/ issue. <text:s/>The subject is so vast I hardly know where to take hold of it, to com-/mence my reply. <text:s/>I take it from your letter, that you think it the </text:span><text:span text:style-name="T5">original tongue</text:span><text:span text:style-name="T7">,/ and this is the idea of not only Jews but also many Christians, for instance, Chrysostom,/ Austin, Origin and Jerome among the Ancient writers, and among the moderns, Bo-/chart, Heidegger, seldin and Buxtorf. <text:s/>They employ the argument you do, viz,/ </text:span><text:span text:style-name="T5">Adam</text:span><text:span text:style-name="T7"> from </text:span><text:span text:style-name="T5">Adamah</text:span><text:span text:style-name="T7"> (the ground) &amp;c <text:s/>It is said those are plainly Hebrew names &amp;/ therefore prove the Hebrew language to have been in use when they were given. <text:s/>Besides/ it is alleged the names of some nations are derived from Hebrew names: as Sonia, from/ Savan: and so likewise of some heathen gods; as [?], which seems to be a corruption of/ Tubal-Cain; as Apollo does of Jubal &amp;c. &amp;c. <text:s/>But [?] and many others will not/ allow this argument. <text:s/>On this head I find in “Jennings Jewish Antiquities” Edinburgh/ edition 1808. “There are many more patriarchal names, of which we can find </text:span><text:span text:style-name="T5">no such</text:span><text:span text:style-name="T7">/ </text:span><text:span text:style-name="T5">Hebrew derivation</text:span><text:span text:style-name="T7">, than there are of which we can; and it might very likely happen, that/ among such a multitude of names, some few might answer to the word, which expressed/ the sense of that original word from whence the name was derived, in whatever language/ Moses had written. <text:s/>Thus, supposing he had written in Latin, and accordingly translated/ the name Adam into </text:span><text:span text:style-name="T5">home</text:span><text:span text:style-name="T7">, it would have borne as near a relation to </text:span><text:span text:style-name="T5">humus</text:span><text:span text:style-name="T7">, (the ground)/ as it does in the Hebrew to </text:span><text:span text:style-name="T5">Adamah</text:span><text:span text:style-name="T7">. <text:s/>We have no reason to conclude the names in the/ Mosaic history </text:span><text:span text:style-name="T5">were the original names</text:span><text:span text:style-name="T7">, and not translated by Moses into the language which/ he wrote; since we have a plain instance of such a translation in his own name; which as it/ was given him by Pharaoh's daughter, an Egyptian, cannot be supposed to have been originally/ Hebrew; therefore, not </text:span><text:span text:style-name="T5">Mosheh</text:span><text:span text:style-name="T7">, as he wrote it, but as it is in the Coptic version </text:span><text:span text:style-name="T5">Mo</text:span><text:span text:style-name="T8">üsi</text:span><text:span text:style-name="T9">,/ from </text:span><text:span text:style-name="T8">Moü</text:span><text:span text:style-name="T9">, which in that language signifies water, and </text:span><text:span text:style-name="T8">si</text:span><text:span text:style-name="T9">, taken. <text:s/>But Moses finding the/ Hebrew word </text:span><text:span text:style-name="T8">Mosheh</text:span><text:span text:style-name="T9">, to “draw out”, bearing some resemblance in sound to his name, and in/ signification to the occasion of it, translated the Egyptian name </text:span><text:span text:style-name="T8">Moüsi</text:span><text:span text:style-name="T9">, into the Hebrew </text:span><text:span text:style-name="T8">Mosheh</text:span><text:span text:style-name="T9">.”/</text:span></text:p>
      <text:p text:style-name="P6"/>
      <text:p text:style-name="P6">[Page 2]</text:p>
      <text:p text:style-name="P7">2/</text:p>
      <text:p text:style-name="P6"><text:tab/>Thus Jennings writes exhaustively on the subject, and clearly shows that other oriental tongues/ can lay a better claim than the Hebrew. <text:s/>Again he says “Abeb, or Hebeb, which in Hebrew signifies/ vanity or a vapour, seems not a name very opposite to Adam's second son, and therefore Moses/ hat assigned no reason for his being called that name. <text:s/>But if it be derived from the syriac/ <text:span text:style-name="T4">jehab eil</text:span><text:span text:style-name="T6">, which signifies, </text:span><text:span text:style-name="T4">Deus dedit</text:span><text:span text:style-name="T6">, it is very proper and expressive. <text:s/>So the name Babel,/ which the Hebrew text infroms us was so called because Lord did there </text:span><text:span text:style-name="T4">balal</text:span><text:span text:style-name="T6">; that is, confirmed/ the language of all the earth, may be more naturally derived from the Syriac; in which tongue/ Babel, or Bobeel, signifies </text:span><text:span text:style-name="T4">confusion</text:span><text:span text:style-name="T6">. <text:s/>So that the Syriac, or perhaps any other of the eastern/ tongues, might be proved by this argument, from the etymology of the names, to have been/ the original language, as well as the Hebrew./</text:span></text:p>
      <text:p text:style-name="P6"><text:span text:style-name="T6"><text:tab/>Le Clere advances the idea, that neither the Hebrew, nor Syriac nor Chaldee, nor/ any other language now extant, was the true original tongue; but that this and the other/ Oriental tongues have all sprung from, or are so many different dialects of that first lan-/guage, itself now lost among them; as the Italian, French and Spanish, are none of them/ the language of the Ancient Romans, but all derived from it./</text:span></text:p>
      <text:p text:style-name="P6"><text:span text:style-name="T6"><text:tab/>Great diversity of opinion exists about the confusion of tongues at the tower of Babel./ <text:s/>Julius Scaliger a modern Jewish writer, understands not a multiplication of tongues, but a/ confusion of those ideas, which they affixed to words: e. g. one called for a stone, and he mis pre-/sented with mortar by one and with sand by another. <text:s/>Other Jews make the number of lan-/guages then, </text:span><text:span text:style-name="T4">seventy</text:span><text:span text:style-name="T6">, imagining there were seventy different nations then planted in the world;/ a notion which they ground on the following passage. <text:s/>“When the Most High divided to the na-/tions their inheritance, when he separated the sons of Adam, he set the bounds of the people/ according to the number of the Children of Israel” Deut. 32.8/</text:span></text:p>
      <text:p text:style-name="P6"><text:span text:style-name="T6"><text:tab/>The mention you make of Jacob calling the heap of stones </text:span><text:span text:style-name="T4">Gal ed</text:span><text:span text:style-name="T6">—a Hebrew word,/ while Laban called it </text:span><text:span text:style-name="T4">gigar sahadhatha</text:span><text:span text:style-name="T6"> a pure Chaldee word, leads some writers to sup-/pose that Hebrew was the language of the Canaanites, which Abraham and his posterity/ learnt[sic] by dwelling among them. <text:s/>This is Le Cleu's idea—</text:span><text:span text:style-name="T4">but not mine</text:span><text:span text:style-name="T6">./</text:span></text:p>
      <text:p text:style-name="P6"><text:span text:style-name="T6"><text:tab/>I am sorry you have such an indifferent opinion of my favorite author Philo, or rather/ of his attainments. <text:s/>True he was an Hellenist and worshiped[sic] his God in Greek, while he was/ a Hebrew, and still from his writings I cannot but believe he was well versed in Hebrew literature./ <text:s/>I find him in very respectable company, for Jennings commenting on the marginal corrections/</text:span></text:p>
      <text:p text:style-name="P6"><text:span text:style-name="T6"/></text:p>
      <text:p text:style-name="P6"><text:span text:style-name="T6">[Page 3]</text:span></text:p>
      <text:p text:style-name="P7"><text:span text:style-name="T6">3/</text:span></text:p>
      <text:p text:style-name="P6"><text:span text:style-name="T6">in the original manuscripts, and copies says “Further, it should seem that these margin-/al corrections were not in the copies, from whence either the Seventy, the Chaldee Paraphrast,/ Aquilla, Symmachus or Theodosian made their versions; since they sometimes follow the/ </text:span><text:span text:style-name="T4">Kevi</text:span><text:span text:style-name="T6">, sometimes the </text:span><text:span text:style-name="T4">chethibh</text:span><text:span text:style-name="T6">; whereas had these marginal corrections been in their cop-/ies, they would doubtless, ordinarily, if not always, have followed them. <text:s/>Neither Josephus,/ </text:span><text:span text:style-name="T4">nor Philo</text:span><text:span text:style-name="T6">, nor Origen, nor Jerome, make any mention of the Kevi and the chethibh; nor/ does the Mishnah.” <text:s/>This must from Philo </text:span><text:span text:style-name="T10">„Hebrew scholar, and give weight to his remarks/ concerning the origin of the word Israel. <text:s/>Moreover, in Philo, I find a greater number by far,/ of meanings to Biblical names, than in any book outside a dictionary. <text:s/>True, his reading/ may have been the Septuagint, but that does not give these definitions, so I am constrained to/ believe him a Hebrew Scholar./</text:span></text:p>
      <text:p text:style-name="P6"><text:span text:style-name="T10"><text:tab/>Bellarmine, in his Hebrew Grammar, maintains that the Hebrew, abounds in the a[?]/ etymologies and roots of the names both of men and things, and that in its names of brutes, it/ expresses their nature and properties more significantly and properly and more accurately, than/ in any other known language in the world. <text:s/>I want you to note this, for I want as a set off/ to quote from Dr. Clarke something very different. <text:s/>I meant to note, the many various and diverse views ex-/pressed by different scholars on this subject, so that what we cannot nail as facts, we can/ call presumptions, and then perhaps </text:span><text:span text:style-name="T11">my presumptions</text:span><text:span text:style-name="T10">, may be as good as any ones./</text:span></text:p>
      <text:p text:style-name="P6"><text:span text:style-name="T10"><text:tab/>Your celebrated writer Deutsche, denies that the Hebrew is the original tongue; he/ says “With regard to its lexical and grammatical position, it occupies that mean/ between the Aramaic as the poorest and the Arabic as the richest.”/</text:span></text:p>
      <text:p text:style-name="P6"><text:span text:style-name="T10"><text:tab/>I should have mentioned above in speaking of Philo, Dr Clarkes opinion of him;/ he says, in mentioning his various authorities for his great work--”Among the Jews/ several eminent commentators appeared at different times, x x x Philo Judaeus,/ may be reckoned among these. <text:s/>His works contain several curious treatises in ex-/plication of the different parts of the Hebrew Scriptures.”/</text:span></text:p>
      <text:p text:style-name="P6"><text:span text:style-name="T10"><text:tab/>Genesis 10 chap 20. v. reads “These are the sons of Ham, after their families, after/ </text:span><text:span text:style-name="T11">their tongues</text:span><text:span text:style-name="T10">, in their countries, and in their nations.” <text:s/>Same Chapter v. 31. reads/ “These are the sons of Shem, after their families, after </text:span><text:span text:style-name="T11">their tongues</text:span><text:span text:style-name="T10">, in their lands,/ after their nations.” <text:s/>By this it would seem, that a hundred years after the flood, they/ had different </text:span><text:span text:style-name="T11">tongues</text:span><text:span text:style-name="T10">, to various families;/</text:span></text:p>
      <text:p text:style-name="P6"><text:span text:style-name="T10"/></text:p>
      <text:p text:style-name="P6"><text:span text:style-name="T10">[Page 4]</text:span></text:p>
      <text:p text:style-name="P7"><text:span text:style-name="T10">4/</text:span></text:p>
      <text:p text:style-name="P6"><text:span text:style-name="T10"><text:tab/>You say “The fact that the Alphabet—doubtless of very ancient origin, and according/ to the sages coeval with creation contains the names of letters like Beth (He) Nam (ar) &amp;c/ carries out the views generally entertained) Gradually, however, the two languages diverged,/ so that at the time of Jacob they were entirely distinct.” <text:s/>What </text:span><text:span text:style-name="T11">proof</text:span><text:span text:style-name="T10"> have you of this?/ <text:s/>Might not the Amaraic[sic], have been impregnated with Hebrew, after the Exodi? <text:s/>I think/ so. <text:s/>This Aramaic, from Aram, pertains to the language or literature of Syria and/ Mesopotamia and likewise to Chaldea. <text:s/>“The Chaldee or Chaldaic was the language of the/ ancient Babylonian and Assyrian Empires, and is supposed to have been derived from the/ Hebrew which it closely resembles.” x x x “The Hebrew language is supposed by many/ to have been the original language, spoken before the confusion of Babel, though of/ this </text:span><text:span text:style-name="T11">we have no positive proof</text:span><text:span text:style-name="T10">” Parks Pantology, article Glossology./</text:span></text:p>
      <text:p text:style-name="P6"><text:span text:style-name="T10">Now if the Aramaic was Chaldee, and was the mother tongue, of the Hebrew, how is it, as I/ said before, that the children of the Kingdom of Judah, when captive in Babylon, for/ seventy years, lost their mother tongue? <text:s/>You say, by their mothers teaching the ver-/nacular—but if this vernacular, was derived from the mother tongue, how lose it?/</text:span></text:p>
      <text:p text:style-name="P6"><text:span text:style-name="T10"><text:tab/>Park, in his Pantology says “The Oriental langauges are </text:span><text:span text:style-name="T11">doubtless</text:span><text:span text:style-name="T10"> the most an-/cient of all. <text:s/>The Hebrew is </text:span><text:span text:style-name="T11">probably</text:span><text:span text:style-name="T10"> the oldest. X x x The Coptic was the original/ language of Egypt and it is one of the most ancient known. <text:s/>It was expressed by the/ characters commonly called </text:span><text:span text:style-name="T11">Hieroglyphics</text:span><text:span text:style-name="T10">, from a Greek word signifying a </text:span><text:span text:style-name="T11">sacred en-</text:span><text:span text:style-name="T10">/</text:span><text:span text:style-name="T11">graving</text:span><text:span text:style-name="T10">. <text:s/>The Earliest[sic] Hieroglyphics appear to have been imitations, or natural sym-/bols of the object which they expressed. <text:s/>Thus an </text:span><text:span text:style-name="T11">eye</text:span><text:span text:style-name="T10">, with a sceptre beneath it, signi-/fied a </text:span><text:span text:style-name="T11">King</text:span><text:span text:style-name="T10">. <text:s/>A flying </text:span><text:span text:style-name="T11">hawk</text:span><text:span text:style-name="T10">, represented the </text:span><text:span text:style-name="T11">mind</text:span><text:span text:style-name="T10"> &amp;c &amp;c. <text:s/>From these hieroglyphics/ were derived the </text:span><text:span text:style-name="T11">phonetic characters</text:span><text:span text:style-name="T10">; and which constituted </text:span><text:span text:style-name="T11">probably</text:span><text:span text:style-name="T10">, the earliest al-/phabet known.” <text:s/>You perceive these deep read authors, deal in </text:span><text:span text:style-name="T11">probably's</text:span><text:span text:style-name="T10"> and </text:span><text:span text:style-name="T11">doubtless</text:span><text:span text:style-name="T10">,/ but give nothing as </text:span><text:span text:style-name="T11">facts</text:span><text:span text:style-name="T10">: no steel-cold facts. <text:s/>Park, also says, “The Arabic, has many/ words in common with the Hebrew, as the Arabians, through Ishmael are also de-/scendants of Abraham; but it is written in a more difficult character &amp;c &amp;c” Clarke says/ the Hebrew sprung from the Arabic or the Arabic from the Hebrew! <text:s/>Sir William Jones, says/ </text:span><text:span text:style-name="T11">positively</text:span><text:span text:style-name="T10">, the [crossed-out: Ara] Hebrew sprung from the Arabic! <text:s/>Now, may not the Arabic, have/ sprung from the Hebrew in after ages, not on account of Ishmael at all, but after the/ Exodi? <text:s/>The historian Gibbon suspected the Sanscrit[sic] to be largely borrowed from/</text:span></text:p>
      <text:p text:style-name="P6"><text:span text:style-name="T10"/></text:p>
      <text:p text:style-name="P6"><text:span text:style-name="T10">[Page 5]</text:span></text:p>
      <text:p text:style-name="P7"><text:span text:style-name="T10">5/</text:span></text:p>
      <text:p text:style-name="P6"><text:span text:style-name="T10">the Greek, though on the contrary, Park, thinks the Greek borrowed from the Sanscrit[sic]./</text:span></text:p>
      <text:p text:style-name="P6"><text:span text:style-name="T10"><text:tab/>Mrs Mary Freeman Shepherd, an English lady of genius and knowledge of various/ languages, among them the Hebrew, in a letter, written fifty years ago to a prominent/ Minister, to substantiate her views of Moses being the Author of the book of Job, says,/ “To Israel, Moses conveyed the </text:span><text:span text:style-name="T11">pure language of their fathers</text:span><text:span text:style-name="T10">; but rather than/ the nations should be famished for bread, or die for thirst he put </text:span><text:span text:style-name="T11">manna</text:span><text:span text:style-name="T10"> in their/ coarse earthen vessels and wine in their wooden cups.” <text:s/>Now to me, the idea is very/ absurd, that the descendants of </text:span><text:span text:style-name="T11">seventy persons</text:span><text:span text:style-name="T10">, enslaved in the heart of a country, for/ four centuries at least, retained their mother tongue during that time; so that at/ the end of that period, one born three hundred and twenty years after their entrance/ therein (for Moses was Eighty when they came out) could write in that language, and/ when he had been forty years from them, speaking all that time another tongue;/ The time was long enough for Moses to have lost it entirely. <text:s/>It does not even now, in the/ age of Books, take long for a language to almost lose its originality—how much/ easier was it so to do, when there were none? <text:s/>At the late ecumenical council in/ Rome, the bishops spoke </text:span><text:span text:style-name="T11">Latin</text:span><text:span text:style-name="T10">, but the eastern bishops, could not understand/ the western, and the Roman bishops understood </text:span><text:span text:style-name="T11">neither</text:span><text:span text:style-name="T10">!/</text:span></text:p>
      <text:p text:style-name="P6"><text:span text:style-name="T10"><text:tab/>But speaking of Languages—they are all a compound, and formed from adven-/titious circumstances, e. g. The Spanish language is derived from the Phoenician/ of the early colonists, and of the Carthaginian conquerors, mingled with the Latin/ of the Romans—from which and the language of the Visigoths, a </text:span><text:span text:style-name="T11">Romance</text:span><text:span text:style-name="T10"> lan-/guage was formed about A. D. 623. <text:s/>this </text:span><text:span text:style-name="T11">Romance tongue</text:span><text:span text:style-name="T10"> with some </text:span><text:span text:style-name="T11">Arabic</text:span><text:span text:style-name="T10">/ words from the Moors forms the basis of the </text:span><text:span text:style-name="T11">Castilian[sic] tongue</text:span><text:span text:style-name="T10">, which according to/ Sismondi, dates back to A. D. 1050, and not until 1252 under Alphonso tenth,/ was the </text:span><text:span text:style-name="T11">Spanish Language</text:span><text:span text:style-name="T10">—so called—acknowledged by a code of laws written in it./ <text:s/>Now, here we have, Phoenician, Carthaginian, Latin, Arabic and Visgoth, from-/ing the present Spanish language. <text:s/>In my </text:span><text:span text:style-name="T11">own individual</text:span><text:span text:style-name="T10"> summing up on the/ </text:span><text:span text:style-name="T11">origin of the Hebrew</text:span><text:span text:style-name="T10">—I will incidentally refer to this again./</text:span></text:p>
      <text:p text:style-name="P6"><text:span text:style-name="T10"><text:tab/>We will take one instance of the great uncertainty of writing among the ancients,/ and a much later date than the Aramaic you speak of—Homer--”The most ancient/ of all the profane writers.” <text:s/>According to Paterculus he flourished 968. B. C. <text:s/>According to/</text:span></text:p>
      <text:p text:style-name="P6"><text:span text:style-name="T10"/></text:p>
      <text:p text:style-name="P6"><text:span text:style-name="T10">[Page 6]</text:span></text:p>
      <text:p text:style-name="P7"><text:span text:style-name="T10">6/</text:span></text:p>
      <text:p text:style-name="P6"><text:span text:style-name="T10">Herodus 8 84. <text:s/>The [?]delian [?] place it 907 B. C. <text:s/>So little known of him,/ that seven cities contend for the place of his birth, and he is called the author of the/ Iliad and Odyssey. <text:s/>Smyrna, Chias[?], Colosshon, Salamis, Rhodes, Aryos and Athens,/ all lay claim to his birth place, and the matter is still in dispute; and he is still for/ aught we know a </text:span><text:span text:style-name="T11">fabulous person</text:span><text:span text:style-name="T10">; and it is getting to be believed, that the Trojan war/ and Homer, with his Achilles and Ajax, Menelous and Ulysses, Diomedes and/ Patriclus[?] and his Agamemnor and Nestor </text:span><text:span text:style-name="T11">were myths</text:span><text:span text:style-name="T10">. <text:s/>Some late writers, have as-/cribed these [?] to Solomon, composed after his disaffection from the true religion/ to idolatry. <text:s/>The word Homer—</text:span><text:span text:style-name="T11">Homerus</text:span><text:span text:style-name="T10"> is merely the Hebrew </text:span><text:span text:style-name="T11">Omerim</text:span><text:span text:style-name="T10"> with a/ Greek termination, signifying, the </text:span><text:span text:style-name="T11">sayings</text:span><text:span text:style-name="T10"> or </text:span><text:span text:style-name="T11">discourses</text:span><text:span text:style-name="T10">—from </text:span><text:span text:style-name="T11">Omar</text:span><text:span text:style-name="T10">—he spoke,/ and that is what they are—</text:span><text:span text:style-name="T11">dialogues</text:span><text:span text:style-name="T10"> or </text:span><text:span text:style-name="T11">conversations</text:span><text:span text:style-name="T10"> of the principal characters. <text:s/>Even/ the </text:span><text:span text:style-name="T11">battles</text:span><text:span text:style-name="T10"> of Homer are full of parleys, and the information we get of the poem,/ is through the conversation of the respective chiefs./</text:span></text:p>
      <text:p text:style-name="P6"><text:span text:style-name="T10"><text:tab/>Even nine hundred or a thousand years later, when an event of ten thousand/ times the importance of the siege of Troy, took place in Bethlehem; neither the day,/ month nor year was noted, and is not known to the present day. <text:s/>For the sake of/ argument take this mean time of 907 B. C. according to the Arundelian Marbles, and it/ takes us back in Biblical times to Elijah, in the first of the Rings and about 580 years/ from the giving the law on Sinai; while we see that even the Jews had made no gen-/eral use of their knowledge of writing untill[sic] after the captivity a period of about 960 years./ <text:s/>The antiquity of the Pentateuch sets it at the head of all the writings in the world, while its/ philosophy, jurisprudence, history, geography and chronology, entitle it to the respect/ of the whole human race./</text:span></text:p>
      <text:p text:style-name="P6"><text:span text:style-name="T10"><text:tab/>Dr. Clarke in his notes to chap 34 of Deuteronomy, says, “It is allowed among/ learned men that where a word occurs not as a verb in the Hebrew Bible, its root may/ be legitimately sought, in the Arabic. <text:s/>He who controverts this position knows little of the/ ground on which he stands.” <text:s/>And again in the commencement of his work he says “It is/ a maxim that admits of no controversy that every </text:span><text:span text:style-name="T11">noun</text:span><text:span text:style-name="T10"> in the Hebrew language is derived/ from a </text:span><text:span text:style-name="T11">verb</text:span><text:span text:style-name="T10"> which is usually termed the </text:span><text:span text:style-name="T11">radix</text:span><text:span text:style-name="T10"> or </text:span><text:span text:style-name="T11">root</text:span><text:span text:style-name="T10">; from which not only the noun but/ all the different flections[sic] of the verb spring. x x x The root in Hebrew and in its sister lan-/guage the </text:span><text:span text:style-name="T11">Arabic</text:span><text:span text:style-name="T10">, generally consists of three letters and every word must be traced to its root &amp;c &amp;c/</text:span></text:p>
      <text:p text:style-name="P6"><text:span text:style-name="T10"/></text:p>
      <text:p text:style-name="P6"><text:span text:style-name="T10">[Page 7]</text:span></text:p>
      <text:p text:style-name="P7"><text:span text:style-name="T10">7/</text:span></text:p>
      <text:p text:style-name="P6"><text:span text:style-name="T10"><text:tab/>In Hebrew and Arabic, this is essentially necessary, and no man can safely criticise[sic] on/ any word in either of these languages who does not carefully attend to this point./</text:span></text:p>
      <text:p text:style-name="P6"><text:span text:style-name="T10"><text:tab/>I mention the Arabic with the Hebrew for two reasons 1</text:span><text:span text:style-name="T3">st</text:span><text:span text:style-name="T10"> because the two languages/ evidently spring from the same source, and have very nearly the same mode of construction./ <text:s/>2</text:span><text:span text:style-name="T3">nd</text:span><text:span text:style-name="T10"> because the different roots in the Hebrew Bible are to be sought for in the Arabic lan-/guage. <text:s/>The reason of this must be obvious, when it is considered that the whole of the He-/brew language is lost except what is in the Bible, and even a part of this Book is written in/ Chaldee. x x x If a particular form of Hebrew word occur that cannot be traced to a root in/ the Hebrew Bible, because the word does not occur in the third person singular of the past/ tense in the Bible, it is expedient, it is perfectly lawful and often it is indispensibly[sic] ne-/cessary to seek the deficient root in the Arabic. <text:s/>For as the Arabic is still a living language/ and perhaps the most copious in the universe, it may well be expected to furnish those terms/ which are deficient in the Hebrew Bible. <text:s/>And the reasonableness of this is founded in/ another maxim, viz, </text:span><text:span text:style-name="T11">that either the Arabic was derived from the Hebrew, or the Hebrew</text:span><text:span text:style-name="T10">/ </text:span><text:span text:style-name="T11">from the Arabic</text:span><text:span text:style-name="T10">. <text:s/>I shall not enter into the controversy; there are great names on both/ sides, and the decision of the question in either way, will have the same effect on my/ argument. <text:s/>For if the Arabic were derived from the Hebrew, it must have been when the/ Hebrew was a living and complete language, because such is the Arabic now; and therefore/ all its essential roots we may reasonably expect to find there. <text:s/>But if as </text:span><text:span text:style-name="T11">Sir William</text:span><text:span text:style-name="T10">/ </text:span><text:span text:style-name="T11">Jones supposed the Hebrew were derived from the Arabic</text:span><text:span text:style-name="T10">, the same expectation is gratified/ the deficient roots in Hebrew may be sought in the </text:span><text:span text:style-name="T11">mother tongue</text:span><text:span text:style-name="T10">. <text:s/>x x x I make these/ observations at the very threshold of my work, because the necessity of acting on this prin-/ciple (seeking deficient Hebrew roots in the Arabic) may often occur, and I wish to/ speak </text:span><text:span text:style-name="T11">once for all</text:span><text:span text:style-name="T10"> on the subject.” 1 vol. p. 26./</text:span></text:p>
      <text:p text:style-name="P6"><text:span text:style-name="T10"><text:tab/>Dr Adam Clarke, was one of the most brilliant oriental scholars, in the galaxy that/ shone with such splendor on the English horizon in the first half of this century. <text:s/>Arabic,/ Coptic, Sanscrit[sic], Hebrew, Persian, Chaldee, Greek, Latin, and other oriental languages/ he was conversant with, as though “native and to the manner born.” <text:s/>His greek work, a/ commentary on the Bible, of six royal octavo volumes of a thousand pages each, is a literary/ monument of genius, skill and industry, almost unsurpassed in any language, and occupied/ to the exclusion of all else, </text:span><text:span text:style-name="T11">forty consecutive years of his life</text:span><text:span text:style-name="T10">! <text:s/>And I take great pride in/</text:span></text:p>
      <text:p text:style-name="P6"><text:span text:style-name="T10"/></text:p>
      <text:p text:style-name="P6"><text:span text:style-name="T10">[Page 8]</text:span></text:p>
      <text:p text:style-name="P7"><text:span text:style-name="T10">8/</text:span></text:p>
      <text:p text:style-name="P6"><text:span text:style-name="T10">in being able to enrich my manuscript with his rich thoughts and glowing expressions./ <text:s/>So to[sic] with Philo, he being so happy in his expressions and elegant in his variety, was termed/ in his day the “Jewish Plato.” <text:s/>Scholars said that Philo Platonises or Plato Philonises./ <text:s/>His work written in the reign of Caius, met with such unbounded applause in the Roman/ senate, when he read it publicly that he was permitted to place it in the public library./ <text:s/>His work was divided into three parts, the first relating to the Creation of the world,/ the second spoke of sacred history, and in the third the author makes mention of/ the laws and customs of the Jewish nation. <text:s/>This work I have in four volumes of/ six hundred pages each, and from its great erudition, and the eminence of the author,/ a proufound[sic] Jewish philosopher, and living before the final destruction of Jerusalem,/ some 1,900 years ago, and before the dispersion of the Jews, leads me to infer he must/ have been a fine Hebrew scholar./</text:span></text:p>
      <text:p text:style-name="P6"><text:span text:style-name="T10"><text:tab/>Perhaps I might have been aided in this work, were I able and could I have/ consulted such great works as the Targums of Onkelas and Jonathan; or the/ Massorah; or the Commentarys[sic] of such great Jewish lights as Rabbis Kimshi,/ Jarchi, Levi Ben Gershom, Maimonides, Abarbanal and others too numerous/ to mention, whose brilliant intellects have been from age to age, digging into that/ mine of wealth to humanity, the Jewish scriptures. <text:s/>But they are sealed to me./</text:span></text:p>
      <text:p text:style-name="P6"><text:span text:style-name="T10"><text:tab/>Dr Winder, in his “History of Knowledge” “thinks it probable that this/ was the first writing in Alphabetical characters ever exhibited to the world, though/ there might have been marks in hieroglyphics, cut in wood, stone &amp;c before this time.”/ <text:s/>(In his remarks on the delivery of the Law) “That these tables were written not by the/ </text:span><text:span text:style-name="T11">commandment</text:span><text:span text:style-name="T10">, but by the </text:span><text:span text:style-name="T11">power of God himself</text:span><text:span text:style-name="T10">, the following passages seem to prove./ <text:s/>'And the Lord said with Moses, come up to me in the mountain and be thou these, and/ I will give thee tables of stone </text:span><text:span text:style-name="T11">which I have written</text:span><text:span text:style-name="T10">, that thou mayest teach them.'/ Ex. 24. 12 'And he gave unto Moses upon Mount Sinai, two tables of testimony, tables/ of stone, </text:span><text:span text:style-name="T11">written with the finger of God</text:span><text:span text:style-name="T10">? Exod. 31. 18. 'And Moses went down from the/ mount; and the two tables of testimony were in his hand; the tables were written on both/ their sides. <text:s/>And the tables were </text:span><text:span text:style-name="T11">the work of God</text:span><text:span text:style-name="T10">, and </text:span><text:span text:style-name="T11">the writing, was the writing of</text:span><text:span text:style-name="T10">/ </text:span><text:span text:style-name="T11">God</text:span><text:span text:style-name="T10">, graven upon the tables' Exod 32.15.16 “These words” (the ten commandments)/ 'the Lord spake in the mount, out of the midst of the fire, of the cloud and of the/</text:span></text:p>
      <text:p text:style-name="P6"><text:span text:style-name="T10"/></text:p>
      <text:p text:style-name="P6"><text:span text:style-name="T10">[Page 9]</text:span></text:p>
      <text:p text:style-name="P7"><text:span text:style-name="T10">9/</text:span></text:p>
      <text:p text:style-name="P6"><text:span text:style-name="T10">thick darkness, with a great voice; and he added no more, </text:span><text:span text:style-name="T11">but he wrote them</text:span><text:span text:style-name="T10"> on two/ tables of stone.” Deut. 5. 22./<text:line-break/><text:tab/>I will make but one more quotation. <text:s/>Dr Bayley, in his remarks on this subject, says/ “In time, seems so proper from whence to date the introduction of </text:span><text:span text:style-name="T11">letters</text:span><text:span text:style-name="T10"> among the/ Hebrews as this; for after this period we find continual mention of </text:span><text:span text:style-name="T11">letters</text:span><text:span text:style-name="T10">, </text:span><text:span text:style-name="T11">reading</text:span><text:span text:style-name="T10"> and/ </text:span><text:span text:style-name="T11">writing</text:span><text:span text:style-name="T10"> in the now proper sense of those words: e. g. Deut 31.9.27=8 &amp;c &amp;c Moses it is/ said was educated in all the wisdom of the Egyptians, in all the learning they posessed[sic];/ but it is manifest that he had not learned of them any method of writing, otherwise/ there had been no want of God's acts and assistance in writing the two tables of the law,/ no need of a miraculous writing. <text:s/>Had Moses known this art, the Lord might have said/ to him, as he did often afterwards, 'write thou these words' Exod 34.27 'Write on the stones/ the words of this law' Deut. 27.3. <text:s/>'Write you this song for you' 31.91. <text:s/>Perhaps it may/ be said, God's writing the law gave it a </text:span><text:span text:style-name="T11">sanction</text:span><text:span text:style-name="T10">. <text:s/>True, but why might it not also/ teach the first use of letters, </text:span><text:span text:style-name="T11">unless it can be proved that they were in use prior to this</text:span><text:span text:style-name="T10">/ </text:span><text:span text:style-name="T11">transaction</text:span><text:span text:style-name="T10">? <text:s/>It might be thought too much to assert that </text:span><text:span text:style-name="T11">letters</text:span><text:span text:style-name="T10"> no more than </text:span><text:span text:style-name="T11">language</text:span><text:span text:style-name="T10">/ were a </text:span><text:span text:style-name="T11">national discovery</text:span><text:span text:style-name="T10">: that it was impossible for man to have </text:span><text:span text:style-name="T11">invented writing</text:span><text:span text:style-name="T10">,/ and that he did not invent it: yet this may appear really the case from the following re-/flections: 1</text:span><text:span text:style-name="T3">st</text:span><text:span text:style-name="T10">. </text:span><text:span text:style-name="T11">Reason</text:span><text:span text:style-name="T10"> may show us how near to an impossibility it was, that a just/ and proper number of convenient characters for the </text:span><text:span text:style-name="T11">sounds</text:span><text:span text:style-name="T10"> in language; should naturally be/ hit upon by any man for whom it was easy to </text:span><text:span text:style-name="T11">imitate and vary</text:span><text:span text:style-name="T10">, but not to </text:span><text:span text:style-name="T11">invent</text:span><text:span text:style-name="T10">./ <text:s/>2</text:span><text:span text:style-name="T3">nd</text:span><text:span text:style-name="T10">. From </text:span><text:span text:style-name="T11">evidence</text:span><text:span text:style-name="T10"> of the Mosaic history, it appears that the introduction of writing/ among the Hebrews was not from </text:span><text:span text:style-name="T11">Man</text:span><text:span text:style-name="T10">, but </text:span><text:span text:style-name="T11">God</text:span><text:span text:style-name="T10">. <text:s/>3</text:span><text:span text:style-name="T3">rd</text:span><text:span text:style-name="T10">. <text:s/>There are no evident/ vestiges of letters subsisting among other nations, </text:span><text:span text:style-name="T11">till after the delivery of the law at</text:span><text:span text:style-name="T10">/ </text:span><text:span text:style-name="T11">Mount Sinai</text:span><text:span text:style-name="T10">; nor then, among some, till very late.”/</text:span></text:p>
      <text:p text:style-name="P6"><text:span text:style-name="T10"><text:tab/>I said above, I would make but one more quotation: I must here however, make/ a note of a recollection just come into my mind, bearing upon Dr Bayley's last remark./ <text:s/>Kitto, the celebrated English writer, in his work on “The Book of Job, and the other/ Poetical Books,” which I recently read, wants to make out that Moses is its author/ and that it was written when he was in Midian: and to support that idea, says many/ writers here asserted there was no </text:span><text:span text:style-name="T11">writing</text:span><text:span text:style-name="T10">, before giving the law, but, they are in error,/ </text:span><text:span text:style-name="T11">for the contrary has been proved</text:span><text:span text:style-name="T10">—He does not give he proof./</text:span></text:p>
      <text:p text:style-name="P6"><text:span text:style-name="T10"/></text:p>
      <text:p text:style-name="P6"><text:span text:style-name="T10">[Page 10]</text:span></text:p>
      <text:p text:style-name="P7"><text:span text:style-name="T10">10/</text:span></text:p>
      <text:p text:style-name="P6"><text:span text:style-name="T10"><text:tab/>Desiring to show the worth of my authorities, from whom I have quoted, I must say a word in/ Roswell Park, A. M. professor of Natural Philosophy and Chemistry in the University of Pennsyl-/vania, and member of Am. Phil. Society. <text:s/>His great work, “Pantology or a systematic survey/ of Human Knowledge” is one of profound thought, deep study and analytical natural clas-/sification of Human Knowledge, in its various branches of, Glossology, Psychology, Nomology,/ Theology, Geography, Chronography, Biography, Callography, Acrophysics, Idiophys-/ics, Anduphysics, Architechnics, Chreotechnics &amp;c &amp;c and is the patient result of years/ of unremitted[sic] labor, in the vast field, he has undertaken to illustrate. <text:s/>He has produced/ a work unrivalled[sic] in its line, and an enduring monument of patient industry and scien-/tific research. <text:s/>The work was published thirty five years ago, and is now out of print./</text:span></text:p>
      <text:p text:style-name="P6"><text:span text:style-name="T10"><text:tab/>Well, my evidence is all in, and nothing now remains but to give </text:span><text:span text:style-name="T11">my own per-</text:span><text:span text:style-name="T10">/ </text:span><text:span text:style-name="T11">sonal views</text:span><text:span text:style-name="T10"> on the subject under controversy, viz, </text:span><text:span text:style-name="T11">The Origen[sic] of the Hebrew Language</text:span><text:span text:style-name="T10">./ <text:s/>Of all my authorities, Dr Winder and Dr Bayley come nearest to my views, but neither/ speak of its </text:span><text:span text:style-name="T11">Origen</text:span><text:span text:style-name="T10">[sic]. <text:s/>They tell </text:span><text:span text:style-name="T11">when</text:span><text:span text:style-name="T10"> they think ti was reduced to a written language,/ and give their reasons, for their views, and which I think are very cogent, but they do/ not fully meet my ideas on the subject. <text:s/>This is a matter, I have brought years/ of thought to, and finding that all these authors only deal in </text:span><text:span text:style-name="T11">surmises</text:span><text:span text:style-name="T10">, </text:span><text:span text:style-name="T11">probabil-</text:span><text:span text:style-name="T10">/</text:span><text:span text:style-name="T11">ities</text:span><text:span text:style-name="T10"> and </text:span><text:span text:style-name="T11">suppositions</text:span><text:span text:style-name="T10">, and glittering generalities, I now for the first time produce mine. <text:s/>It has been a lead-/ing idea of mine, to embody these views in a book, and for that purpose I have la-/bored for a long time collecting data, pertinent thereto; but I have now pretty much/ given up that idea, and most probably shall write no more on the subject, than is em-/braced in these few pages. <text:s/>Not desiring to weary you, I have condensed as much as/ possible what I had to say, and have let out many of my jottings, that I had in-/tended to write, fearing my letter would be too voluminous; but with all my care, I/ could not make it more brief. <text:s/>And now to the point./</text:span></text:p>
      <text:p text:style-name="P6"><text:span text:style-name="T10"><text:tab/>I claim, that the Hebrew originated at the giving the Law on Mount Sinai!/ <text:s/>That Abraham and all his descendants spoke Chaldee only, for I have no </text:span><text:span text:style-name="T11">evidence</text:span><text:span text:style-name="T10"> of/ any Hebrew Language before this time. <text:s/>And my reasons are the following./</text:span></text:p>
      <text:p text:style-name="P6"><text:span text:style-name="T10"><text:tab/>Going back to 1656 A. M. the Almighty glancing over the world, saw it filled/ with corruption and ungodliness, and determined to sweep everything off of its surface./ <text:s/>One man, of the many, many millions was found acceptable to God, and he was saved/</text:span></text:p>
      <text:p text:style-name="P6"><text:span text:style-name="T10"/></text:p>
      <text:p text:style-name="P6"><text:span text:style-name="T10">[Page 11]</text:span></text:p>
      <text:p text:style-name="P7"><text:span text:style-name="T10">11/</text:span></text:p>
      <text:p text:style-name="P6"><text:span text:style-name="T10">from the general destruction and with him his family of seven persons, they being saved/ through his Godliness, as ten such, at an after period would have saved Sodom./</text:span></text:p>
      <text:p text:style-name="P6"><text:span text:style-name="T10"><text:tab/>From Noah and his family the earth was repeopled, but the start[?] being bad, they fell/ into the same wicked courses, as those before the flood; but as Jehovah had made a covenant not/ to drown out the world again, He determined to manifest himself to mankind, for their better/ living and future salvation: and to that end some five hundred years after the flood, called Abram,/ a very good and God-fearing man to go into Canaan and remain there, taking as it were a/ pre-emptive right thereto, for it was peopled, but with inhabitants of the worst sort, and whose/ offenses were so rank, even for that grossly sinful time, that their cup was running over./ <text:s/>This land God promised to his descendants, whom he promised him should be exceedingly numerous./ <text:s/>The Almighty blessed this man beyond precedent, in the wealth of this world. <text:s/>In due time/ he had a son, him also as he grew to manhood, was thus blessed in even a more especial/ manner than his father, and in due course this son had a son, upon whom was showered in a/ worldly point of view every blessing./</text:span></text:p>
      <text:p text:style-name="P6"><text:span text:style-name="T10"><text:tab/>To Abraham, the Almighty had said he would send his descendants into a strange coun-/try for four hundred years. <text:s/>Naturally enough, but still Providentially, under the pressure/ of famine Jacob with his family, flocks and relatives, probably numbering some 5,000/ souls, went into Egypt, where after a while, the government, seeing them poor in possess-/lation and wealth, perhaps feared an </text:span><text:span text:style-name="T11">imperium et imperio</text:span><text:span text:style-name="T10">, by some means not now known/ reduced them to slavery. <text:s/>Philo, gives a most graphic account of this servitude, which must/ have been horrible, but from which in Gods time they were released./</text:span></text:p>
      <text:p text:style-name="P6"><text:span text:style-name="T10"><text:tab/>Their period of probation having been fulfilled, the Almighty having appointed/ a leader, with a series of miracles unparalleled in their stupendousness in the annals/ of the world, brought them forth a consolidated nation of some 5,000,000 souls; and in/ re[crossed-out: a]vealing himself on Mount Sinai and giving them a code of laws and a system of/ religion, wrote with his own fingers their laws in </text:span><text:span text:style-name="T11">Hebrew Characters</text:span><text:span text:style-name="T10">, now for the/ first time promulgated to them, and Moses and the people, </text:span><text:span text:style-name="T11">intuitively</text:span><text:span text:style-name="T10"> and by a/ </text:span><text:span text:style-name="T11">miracle</text:span><text:span text:style-name="T10"> were enabled to understand them, as was done centuries later in Jerusalem/ on the day of Pentecost!/</text:span></text:p>
      <text:p text:style-name="P6"><text:span text:style-name="T10"><text:tab/>Why should the Jew want to go back in the dead part to find the origen[sic]/ of his language? <text:s/>Is it singular or strange that Jehovah, who from the very first/</text:span></text:p>
      <text:p text:style-name="P6"><text:span text:style-name="T10"/></text:p>
      <text:p text:style-name="P6"><text:span text:style-name="T10">[Page 12]</text:span></text:p>
      <text:p text:style-name="P7"><text:span text:style-name="T10">12/</text:span></text:p>
      <text:p text:style-name="P6"><text:span text:style-name="T10">inception of their nationality, had as it were, held them in the hollow of his hand, and/ had protected, guided and cared for them for centuries, should now to guard them still/ more from the idolatry of the surrounding nations, as they were to take their place in the/ family of nations, provide them with a strange tongue? <text:s/>Had he not entered into a/ </text:span><text:span text:style-name="T11">covenant</text:span><text:span text:style-name="T10"> with each and every Jew, and who bore that symbol in their most secret part,/ hid from the eye of the world? <text:s/>Was not the whole system of revelation, and this/ personal covenant, given to the Jew, to </text:span><text:span text:style-name="T11">separate</text:span><text:span text:style-name="T10"> them from all the peoples of the earth,/ and to make of them a </text:span><text:span text:style-name="T11">holy nation</text:span><text:span text:style-name="T10"> and a </text:span><text:span text:style-name="T11">peculiar people</text:span><text:span text:style-name="T10">? <text:s/>Had He not given/ them a country, such a one as no where else existed, a land “flowing with milk/ and honey?” <text:s/>Had he not with a “mighty hand and an outstretched arm” bro't/ them out unscathed from the heart of a populous country, and devoted their [?]-/ers to destruction? <text:s/>Had he not told Abraham, his descendants should be his </text:span><text:span text:style-name="T11">cho-</text:span><text:span text:style-name="T10">/</text:span><text:span text:style-name="T11">sen people</text:span><text:span text:style-name="T10">, that He would bless those that blessed them, and curse those that/ cursed them, and up to this time had he not done it? <text:s/>And finally, did He not care/ for them for a period of forty years in the wilderness, preparatory to their entrance/ as a nation in the world? <text:s/>Then why wonder that he gave them a distinct,/ a peculiar and written language?/</text:span></text:p>
      <text:p text:style-name="P6"><text:span text:style-name="T10"><text:tab/>This is my theory. <text:s/>I here at Mount Sinai, given amid thunders and/ lightening, proclaim this miracle of the Hebrew language, at the moment the He-/brews became a nation, as a God-given and peculiar language to his chose peo-/ple, and nothing that I have seen in the writings of the profoundest scholars,/ has caused me to alter my opinions. <text:s/>Their writings on the subject, are not based on/ </text:span><text:span text:style-name="T11">one tangible fact</text:span><text:span text:style-name="T10">, but are theories and suppositions only, conflicting with each other/ and unable to bear the scrutiny of the plainest common sense. <text:s/>Those languages,/ the Aramaic, the Phoenician, the Arabic, Chaldee, Canaanitish and others/ that resemble it, have become impregnated </text:span><text:span text:style-name="T11">from the Hebrew</text:span><text:span text:style-name="T10">, from the intercourse/ the nations had with the Jews, for our knowledge of these languages is desired long/ after the exode, and when the Hebrews had made themselves a power in the land./</text:span></text:p>
      <text:p text:style-name="P6"><text:span text:style-name="T10"><text:tab/>I remain with respects/</text:span></text:p>
      <text:p text:style-name="P6"><text:span text:style-name="T10"><text:tab/><text:tab/><text:tab/><text:tab/><text:tab/>Yours truly/</text:span></text:p>
      <text:p text:style-name="P6"><text:span text:style-name="T10"><text:tab/><text:tab/><text:tab/><text:tab/><text:tab/><text:tab/>S. R. Wile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3:31:23</meta:creation-date>
    <dc:date>2009-05-20T12:53:37</dc:date>
    <dc:language>en-US</dc:language>
    <meta:editing-cycles>2</meta:editing-cycles>
    <meta:editing-duration>PT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129" meta:word-count="5682" meta:character-count="32539"/>
  </office:meta>
</office:document-meta>
</file>